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15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237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69.4pt" fo:break-before="auto" style:use-optimal-row-height="true"/>
    </style:style>
    <style:style style:name="ro6" style:family="table-row">
      <style:table-row-properties style:row-height="158.2pt" fo:break-before="auto" style:use-optimal-row-height="true"/>
    </style:style>
    <style:style style:name="ro7" style:family="table-row">
      <style:table-row-properties style:row-height="135.81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46.86pt" fo:break-before="auto" style:use-optimal-row-height="true"/>
    </style:style>
    <style:style style:name="ro10" style:family="table-row">
      <style:table-row-properties style:row-height="58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10.01pt"/>
    </style:style>
    <style:style style:name="ce14" style:family="table-cell" style:parent-style-name="Default">
      <style:table-cell-properties fo:background-color="#72bf44" style:text-align-source="fix" style:repeat-content="false" fo:wrap-option="wrap" fo:border="0.06pt solid #000000" style:vertical-align="top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number-columns-repeated="1018" table:default-cell-style-name="ce3"/>
        <table:table-row table:style-name="ro1">
          <table:table-cell table:style-name="ce4" office:value-type="string" calcext:value-type="string">
            <text:p>Test cas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Test step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CODING</text:p>
          </table:table-cell>
          <table:table-cell table:style-name="ce4" office:value-type="string" calcext:value-type="string">
            <text:p>UNIT_TESTING</text:p>
          </table:table-cell>
          <table:table-cell office:value-type="string" calcext:value-type="string">
            <text:p>COMMENT BEFORE SUBMISSIO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rt Tester Hotel application</text:p>
          </table:table-cell>
          <table:table-cell table:style-name="ce2" table:number-columns-repeated="2"/>
          <table:table-cell table:style-name="ce14" office:value-type="string" calcext:value-type="string">
            <text:p>Done</text:p>
          </table:table-cell>
          <table:table-cell table:style-name="ce9"/>
          <table:table-cell office:value-type="string" calcext:value-type="string">
            <text:p>Rewrite to match Cypress Custom Command that authenticates user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en Postman</text:p>
          </table:table-cell>
          <table:table-cell table:style-name="ce2" table:number-columns-repeated="2"/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ST towards /api/login</text:p>
          </table:table-cell>
          <table:table-cell table:style-name="ce2" office:value-type="string" calcext:value-type="string">
            <text:p>{"username":"tester01","password":"GteteqbQQgSr88SwNExUQv2ydb7xuf8c"}</text:p>
          </table:table-cell>
          <table:table-cell table:style-name="ce2" office:value-type="string" calcext:value-type="string">
            <text:p>- Status: 2xx</text:p>
            <text:p>- Token created</text:p>
          </table:table-cell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py token value and go to postman collection,</text:p>
            <text:p>Paste token value as session_token value</text:p>
          </table:table-cell>
          <table:table-cell table:style-name="ce2" office:value-type="string" calcext:value-type="string">
            <text:p>Token created in previous step</text:p>
          </table:table-cell>
          <table:table-cell table:style-name="ce2" office:value-type="string" calcext:value-type="string">
            <text:p>No need for individual headers ( ‘X-User-Auth’) for new requests during active login session</text:p>
          </table:table-cell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ve</text:p>
          </table:table-cell>
          <table:table-cell table:style-name="ce2" table:number-columns-repeated="2"/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2" office:value-type="string" calcext:value-type="string">
            <text:p>TC1</text:p>
          </table:table-cell>
          <table:table-cell table:style-name="ce1" office:value-type="string" calcext:value-type="string">
            <text:p>View all roo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There are two rooms and their data match constant variables in data.js</text:p>
          </table:table-cell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string" calcext:value-type="string">
            <text:p>TC2</text:p>
          </table:table-cell>
          <table:table-cell table:style-name="ce1" office:value-type="string" calcext:value-type="string">
            <text:p>Add feature to room no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PUT-request towards /api/room/1</text:p>
          </table:table-cell>
          <table:table-cell table:style-name="ce2" office:value-type="string" calcext:value-type="string">
            <text:p>{</text:p>
            <text:p>        "id": 1,</text:p>
            <text:p>        "created": "2020-01-03T12:00:00.000Z",</text:p>
            <text:p>        "category": "double",</text:p>
            <text:p>        "floor": 1,</text:p>
            <text:p>        "number": 101,</text:p>
            <text:p>        "available": true,</text:p>
            <text:p>        "price": 1500,</text:p>
            <text:p>        "features": [</text:p>
            <text:p>            "balcony",</text:p>
            <text:p>            "ensuite",</text:p>
            <text:p>            "sea_view"</text:p>
            <text:p>        ]</text:p>
            <text:p>    }</text:p>
          </table:table-cell>
          <table:table-cell table:style-name="ce2" office:value-type="string" calcext:value-type="string">
            <text:p>- Status: 2xx</text:p>
            <text:p>- Room properties are updated</text:p>
          </table:table-cell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2" office:value-type="string" calcext:value-type="string">
            <text:p>TC2</text:p>
          </table:table-cell>
          <table:table-cell table:style-name="ce2" office:value-type="string" calcext:value-type="string">
            <text:p>Add feature to room no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Room no.1 now has sea_view</text:p>
          </table:table-cell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6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Remove feature from room no.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PUT-request towards /api/room/1</text:p>
          </table:table-cell>
          <table:table-cell table:style-name="ce2" office:value-type="string" calcext:value-type="string">
            <text:p>{</text:p>
            <text:p>        "id": 1,</text:p>
            <text:p>        "created": "2020-01-03T12:00:00.000Z",</text:p>
            <text:p>        "category": "double",</text:p>
            <text:p>        "floor": 1,</text:p>
            <text:p>        "number": 101,</text:p>
            <text:p>        "available": true,</text:p>
            <text:p>        "price": 1500,</text:p>
            <text:p>        "features": [</text:p>
            <text:p>            "balcony",</text:p>
            <text:p>            "ensuite"</text:p>
            <text:p>        ]</text:p>
            <text:p>    }</text:p>
          </table:table-cell>
          <table:table-cell table:style-name="ce2" office:value-type="string" calcext:value-type="string">
            <text:p>- Status: 2xx</text:p>
            <text:p>- Room properties are updated</text:p>
          </table:table-cell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Remove feature from room no. 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Room no.1 no longer have sea_view</text:p>
          </table:table-cell>
          <table:table-cell table:style-name="ce14" office:value-type="string" calcext:value-type="string">
            <text:p>Done</text:p>
          </table:table-cell>
          <table:table-cell table:style-name="ce9"/>
          <table:table-cell table:number-columns-repeated="1016"/>
        </table:table-row>
        <table:table-row table:style-name="ro7">
          <table:table-cell table:style-name="ce2" office:value-type="string" calcext:value-type="string">
            <text:p>TC4</text:p>
          </table:table-cell>
          <table:table-cell table:style-name="ce1" office:value-type="string" calcext:value-type="string">
            <text:p>Create a new room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end a POST-request towards /api/room/new</text:p>
          </table:table-cell>
          <table:table-cell table:style-name="ce2" office:value-type="string" calcext:value-type="string">
            <text:p>{</text:p>
            <text:p>    "category": "single",</text:p>
            <text:p>    "floor": 2,</text:p>
            <text:p>    "number": 202,</text:p>
            <text:p>    "available": true,</text:p>
            <text:p>    "price": 1500,</text:p>
            <text:p>    "features": [</text:p>
            <text:p>        "balcony",</text:p>
            <text:p>        "ensuite",</text:p>
            <text:p>        "sea_view"</text:p>
            <text:p>    ]</text:p>
            <text:p>}</text:p>
          </table:table-cell>
          <table:table-cell table:style-name="ce2" office:value-type="string" calcext:value-type="string">
            <text:p>- Status: 2xx</text:p>
            <text:p>- Room properties shown with keys id and created</text:p>
          </table:table-cell>
          <table:table-cell table:style-name="ce2"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2" office:value-type="string" calcext:value-type="string">
            <text:p>TC4</text:p>
          </table:table-cell>
          <table:table-cell table:style-name="ce2" office:value-type="string" calcext:value-type="string">
            <text:p>Create a new ro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The room created in previous step is there</text:p>
          </table:table-cell>
          <table:table-cell table:style-name="ce2" table:number-columns-repeated="2"/>
          <table:table-cell office:value-type="string" calcext:value-type="string">
            <text:p>Store id value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C5</text:p>
          </table:table-cell>
          <table:table-cell table:style-name="ce1" office:value-type="string" calcext:value-type="string">
            <text:p>Delete a ro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ooms</text:p>
            <text:p>Store length of object array in variable LAST_OBJECT_ID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TC5</text:p>
          </table:table-cell>
          <table:table-cell table:style-name="ce11" office:value-type="string" calcext:value-type="string">
            <text:p>Delete a room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string" calcext:value-type="string">
            <text:p>Send a DELETE-request towards `/room/${LAST_OBJECT_ID}`</text:p>
          </table:table-cell>
          <table:table-cell table:style-name="ce2"/>
          <table:table-cell table:style-name="ce2" office:value-type="string" calcext:value-type="string">
            <text:p>- Status: 2xx</text:p>
          </table:table-cell>
          <table:table-cell table:style-name="ce2" table:number-columns-repeated="2"/>
          <table:table-cell table:number-columns-repeated="1016"/>
        </table:table-row>
        <table:table-row table:style-name="ro8">
          <table:table-cell table:style-name="ce2" office:value-type="string" calcext:value-type="string">
            <text:p>TC5</text:p>
          </table:table-cell>
          <table:table-cell table:style-name="ce11" office:value-type="string" calcext:value-type="string">
            <text:p>Delete a room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Send a GET-request towards /rooms</text:p>
          </table:table-cell>
          <table:table-cell table:style-name="ce2"/>
          <table:table-cell table:style-name="ce2" office:value-type="string" calcext:value-type="string">
            <text:p>- Status: 2xx</text:p>
            <text:p>- There is one room less than value of LAST_OBJECT_ID</text:p>
            <text:p>- There is no room with id = LAST_OBJECT_ID</text:p>
          </table:table-cell>
          <table:table-cell table:style-name="ce2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1" office:value-type="string" calcext:value-type="string">
            <text:p>View all reserv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eservations</text:p>
          </table:table-cell>
          <table:table-cell table:style-name="ce2"/>
          <table:table-cell table:style-name="ce2" office:value-type="string" calcext:value-type="string">
            <text:p>- Status: 2xx</text:p>
            <text:p>- There is one reservation and data match constant variables in data.js</text:p>
          </table:table-cell>
          <table:table-cell table:number-columns-repeated="2" table:style-name="ce2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" office:value-type="string" calcext:value-type="string">
            <text:p>Delete first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DELETE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</table:table-cell>
          <table:table-cell table:style-name="ce2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1" office:value-type="string" calcext:value-type="string">
            <text:p>View all bil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bills</text:p>
          </table:table-cell>
          <table:table-cell table:style-name="ce2"/>
          <table:table-cell table:style-name="ce2" office:value-type="string" calcext:value-type="string">
            <text:p>- Status: 2xx</text:p>
            <text:p>- There is one bill and data match constant variables in data.js</text:p>
          </table:table-cell>
          <table:table-cell table:number-columns-repeated="2" table:style-name="ce2" office:value-type="string" calcext:value-type="string">
            <text:p>Done</text:p>
          </table:table-cell>
          <table:table-cell table:number-columns-repeated="1016"/>
        </table:table-row>
        <table:table-row table:style-name="ro10">
          <table:table-cell table:style-name="Default"/>
          <table:table-cell table:style-name="ce1" office:value-type="string" calcext:value-type="string">
            <text:p>View all clien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clients</text:p>
          </table:table-cell>
          <table:table-cell table:style-name="ce2"/>
          <table:table-cell table:style-name="ce2" office:value-type="string" calcext:value-type="string">
            <text:p>- Status: 2xx</text:p>
            <text:p>- There are two clients and their data match constant variables in data.js</text:p>
          </table:table-cell>
          <table:table-cell table:number-columns-repeated="2" table:style-name="ce2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1" office:value-type="string" calcext:value-type="string">
            <text:p>Update first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2"/>
          <table:table-cell table:style-name="ce2" office:value-type="string" calcext:value-type="string">
            <text:p>Update first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py object data and paste as body in a PUT-request towards /api/reservation/:id</text:p>
            <text:p>Change end-date before sending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 with new end-date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2"/>
          <table:table-cell table:style-name="ce2" office:value-type="string" calcext:value-type="string">
            <text:p>Delete first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eservations</text:p>
          </table:table-cell>
          <table:table-cell table:style-name="ce2"/>
          <table:table-cell table:style-name="ce2" office:value-type="string" calcext:value-type="string">
            <text:p>- Status: 2xx</text:p>
            <text:p>- Reservation no. 1 is removed</text:p>
          </table:table-cell>
          <table:table-cell table:style-name="ce2" table:number-columns-repeated="2"/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I23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9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1:53:04.373126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9:39:35.612115012</meta:creation-date>
    <dc:date>2021-11-23T12:29:42.066262267</dc:date>
    <meta:editing-duration>PT6H4M3S</meta:editing-duration>
    <meta:editing-cycles>11</meta:editing-cycles>
    <meta:generator>LibreOffice/6.0.7.3$Linux_X86_64 LibreOffice_project/00m0$Build-3</meta:generator>
    <meta:document-statistic meta:table-count="3" meta:cell-count="134" meta:object-count="0"/>
  </office:meta>
</office:document-meta>
</file>